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24-02-21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23-01-2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22-01-2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21-01-25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20-02-03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9-02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8-01-3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7-01-3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6-01-2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5-01-2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4-01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3-01-3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2-01-23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1-02-1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10-01-2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0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06-01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0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200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7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7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6023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